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tyle mathvariant="bold">
        <mi>E</mi>
      </mstyle>
      <mrow>
        <mo fence="true" stretchy="false">(</mo>
        <mrow>
          <mstyle mathvariant="bold">
            <mi>r</mi>
          </mstyle>
        </mrow>
        <mo fence="true" stretchy="false">)</mo>
      </mrow>
      <mrow>
        <mspace width="0.5em"/>
        <mo stretchy="false">=</mo>
        <mspace width="0.5em"/>
      </mrow>
      <mover accent="true">
        <mrow>
          <mstyle mathvariant="bold">
            <mi>e</mi>
          </mstyle>
          <mrow>
            <mo fence="true" stretchy="false">(</mo>
            <mrow>
              <mstyle mathvariant="bold">
                <mi>r</mi>
              </mstyle>
            </mrow>
            <mo fence="true" stretchy="false">)</mo>
          </mrow>
        </mrow>
        <mo stretchy="false">¯</mo>
      </mover>
    </mrow>
    <annotation encoding="StarMath 5.0">bold E ( bold r ) `=` bar{ bold e ( bold r )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20:24:36.904000000</meta:creation-date>
    <meta:generator>LibreOffice/4.2.4.2$Windows_x86 LibreOffice_project/63150712c6d317d27ce2db16eb94c2f3d7b699f8</meta:generator>
  </office:meta>
</office:document-meta>
</file>